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3">Section: Overview</text:span></text:p><text:p text:style-name="P38"><text:span text:style-name="T14">Module : Overview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What is Geo<text:span text:style-name="T2">SAFE</text:span>?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7">Goal: </text:span><text:span text:style-name="T8">lorem ipsum</text:span></text:p>
        <text:p text:style-name="P24"><text:s/></text:p>
        <text:p text:style-name="P22"><text:span text:style-name="T5">* </text:span><text:span text:style-name="T6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37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1">lorem ipsum...</text:span><text:line-break/></text:p>
      <text:p text:style-name="P3">More about <text:span text:style-name="T11">GeoSAFE</text:span></text:p>
      <text:p text:style-name="P26"><text:span text:style-name="T10">l</text:span><text:span text:style-name="T9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4110010575" text:style-name="L1">
        <text:list-item>
          <text:p text:style-name="P28"><text:span text:style-name="T11">Q1</text:span>?</text:p>
        </text:list-item>
      </text:list>
      <text:list xml:id="list1947081762" text:style-name="L2">
        <text:list-item>
          <text:p text:style-name="P31">A1</text:p>
        </text:list-item>
        <text:list-item>
          <text:p text:style-name="P31">A2</text:p>
        </text:list-item>
        <text:list-item>
          <text:p text:style-name="P36"><text:span text:style-name="T4">A</text:span><text:span text:style-name="T3">3</text:span></text:p>
        </text:list-item>
      </text:list>
      <text:list xml:id="list113816689449207" text:continue-list="list4110010575" text:style-name="L1">
        <text:list-item>
          <text:p text:style-name="P29">Q2?</text:p>
        </text:list-item>
      </text:list>
      <text:list xml:id="list968035684" text:style-name="L3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2">A</text:span>3</text:p>
        </text:list-item>
        <text:list-item>
          <text:p text:style-name="P32">A4</text:p>
        </text:list-item>
      </text:list>
      <text:list xml:id="list113816311058429" text:continue-list="list113816689449207" text:style-name="L1">
        <text:list-item>
          <text:p text:style-name="P30">Q3?</text:p>
        </text:list-item>
      </text:list>
      <text:list xml:id="list2837002904" text:style-name="L4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7:53.223246872</meta:creation-date>
    <meta:editing-duration>P0D</meta:editing-duration>
    <meta:editing-cycles>1</meta:editing-cycles>
    <meta:generator>LibreOffice/5.4.2.2$MacOSX_X86_64 LibreOffice_project/22b09f6418e8c2d508a9eaf86b2399209b0990f4</meta:generator>
    <meta:document-statistic meta:table-count="1" meta:image-count="9" meta:object-count="0" meta:page-count="2" meta:paragraph-count="30" meta:word-count="61" meta:character-count="267" meta:non-whitespace-character-count="248"/>
  </office:meta>
</office:document-meta>
</file>